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steamps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яного пара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1">Запись функции имеет вид:</text:p>
            <text:p text:style-name="P2"><text:span text:style-name="T5">steamps</text:span>(P, flag);</text:p>
            <text:p text:style-name="P1">Например, запись</text:p>
            <text:p text:style-name="P2"><text:span text:style-name="T1">v_уд</text:span> = <text:span text:style-name="T5">steamps</text:span>(1е6,4);</text:p>
            <text:p text:style-name="P1">соответствует вычислению удельного объема водяного пара <text:span text:style-name="T1">v_уд</text:span> (<text:span text:style-name="T1">flag</text:span> равен 4) на линии насыщения при давлении 1<text:span text:style-name="T6">·</text:span>10<text:span text:style-name="T2">6</text:span> <text:s/>Па (1 МПа)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s</dc:title>
    <dc:date>2013-05-08T16:33:45.62</dc:date>
    <meta:generator>OpenOffice_Beta/4.1.0$Win32 OpenOffice.org_project/410m14$Build-9760</meta:generator>
    <meta:editing-duration>PT2H58M40S</meta:editing-duration>
    <meta:editing-cycles>70</meta:editing-cycles>
    <meta:document-statistic meta:table-count="1" meta:image-count="0" meta:object-count="0" meta:page-count="1" meta:paragraph-count="21" meta:word-count="151" meta:character-count="1028"/>
  </office:meta>
</office:document-meta>
</file>